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Competencia1" style:family="table">
      <style:table-properties style:width="17cm" table:align="margins" style:shadow="none" style:may-break-between-rows="true" table:border-model="collapsing"/>
    </style:style>
    <style:style style:name="Competencia1.A" style:family="table-column">
      <style:table-column-properties style:column-width="4.249cm" style:rel-column-width="16383*"/>
    </style:style>
    <style:style style:name="Competencia1.B" style:family="table-column">
      <style:table-column-properties style:column-width="4.251cm" style:rel-column-width="16384*"/>
    </style:style>
    <style:style style:name="Competencia1.1" style:family="table-row">
      <style:table-row-properties fo:keep-together="auto"/>
    </style:style>
    <style:style style:name="Competenci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1.A2" style:family="table-cell">
      <style:table-cell-properties fo:background-color="transparent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Competencia1.B2" style:family="table-cell">
      <style:table-cell-properties fo:background-color="transparent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1.C2" style:family="table-cell" style:data-style-name="N10000">
      <style:table-cell-properties fo:background-color="transparent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1.D2" style:family="table-cell">
      <style:table-cell-properties fo:background-color="transparent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Competencia1.A3" style:family="table-cell">
      <style:table-cell-properties fo:background-color="#dddddd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Competencia1.B3" style:family="table-cell">
      <style:table-cell-properties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1.C3" style:family="table-cell" style:data-style-name="N10000">
      <style:table-cell-properties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1.D3" style:family="table-cell">
      <style:table-cell-properties fo:background-color="#ddddd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Competencia1.B4" style:family="table-cell">
      <style:table-cell-properties fo:background-color="transparent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1.D4" style:family="table-cell">
      <style:table-cell-properties fo:background-color="transparent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Competencia1.B5" style:family="table-cell">
      <style:table-cell-properties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1.D5" style:family="table-cell">
      <style:table-cell-properties fo:background-color="#ddddd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Competencia1.A6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Competencia1.B6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Competencia1.C6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Competencia1.D6" style:family="table-cell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Competencia2" style:family="table">
      <style:table-properties style:width="17cm" table:align="margins" style:shadow="none" style:may-break-between-rows="true" table:border-model="collapsing"/>
    </style:style>
    <style:style style:name="Competencia2.A" style:family="table-column">
      <style:table-column-properties style:column-width="4.249cm" style:rel-column-width="16383*"/>
    </style:style>
    <style:style style:name="Competencia2.B" style:family="table-column">
      <style:table-column-properties style:column-width="4.251cm" style:rel-column-width="16384*"/>
    </style:style>
    <style:style style:name="Competencia2.1" style:family="table-row">
      <style:table-row-properties fo:keep-together="auto"/>
    </style:style>
    <style:style style:name="Competenci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2.A2" style:family="table-cell">
      <style:table-cell-properties fo:background-color="transparent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Competencia2.B2" style:family="table-cell">
      <style:table-cell-properties fo:background-color="transparent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2.C2" style:family="table-cell" style:data-style-name="N10000">
      <style:table-cell-properties fo:background-color="transparent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2.D2" style:family="table-cell" style:data-style-name="N10000">
      <style:table-cell-properties fo:background-color="transparent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Competencia2.A3" style:family="table-cell">
      <style:table-cell-properties fo:background-color="#dddddd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Competencia2.B3" style:family="table-cell">
      <style:table-cell-properties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2.C3" style:family="table-cell" style:data-style-name="N10000">
      <style:table-cell-properties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2.D3" style:family="table-cell" style:data-style-name="N10000">
      <style:table-cell-properties fo:background-color="#ddddd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Competencia2.B4" style:family="table-cell">
      <style:table-cell-properties fo:background-color="transparent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2.B5" style:family="table-cell">
      <style:table-cell-properties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2.A6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Competencia2.B6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Competencia2.C6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Competencia2.D6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Competencia3" style:family="table">
      <style:table-properties style:width="17cm" table:align="margins" style:shadow="none" style:may-break-between-rows="true" table:border-model="collapsing"/>
    </style:style>
    <style:style style:name="Competencia3.A" style:family="table-column">
      <style:table-column-properties style:column-width="4.249cm" style:rel-column-width="16383*"/>
    </style:style>
    <style:style style:name="Competencia3.B" style:family="table-column">
      <style:table-column-properties style:column-width="4.251cm" style:rel-column-width="16384*"/>
    </style:style>
    <style:style style:name="Competencia3.1" style:family="table-row">
      <style:table-row-properties fo:keep-together="auto"/>
    </style:style>
    <style:style style:name="Competencia3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3.A2" style:family="table-cell">
      <style:table-cell-properties fo:background-color="transparent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Competencia3.B2" style:family="table-cell" style:data-style-name="N10000">
      <style:table-cell-properties fo:background-color="transparent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3.D2" style:family="table-cell" style:data-style-name="N10000">
      <style:table-cell-properties fo:background-color="transparent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Competencia3.A3" style:family="table-cell">
      <style:table-cell-properties fo:background-color="#dddddd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Competencia3.B3" style:family="table-cell" style:data-style-name="N10000">
      <style:table-cell-properties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3.D3" style:family="table-cell" style:data-style-name="N10000">
      <style:table-cell-properties fo:background-color="#ddddd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Competencia3.A6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Competencia3.B6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Competencia3.D6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Competencia4" style:family="table">
      <style:table-properties style:width="17cm" table:align="margins" style:shadow="none" style:may-break-between-rows="true" table:border-model="collapsing"/>
    </style:style>
    <style:style style:name="Competencia4.A" style:family="table-column">
      <style:table-column-properties style:column-width="4.249cm" style:rel-column-width="16383*"/>
    </style:style>
    <style:style style:name="Competencia4.B" style:family="table-column">
      <style:table-column-properties style:column-width="4.251cm" style:rel-column-width="16384*"/>
    </style:style>
    <style:style style:name="Competencia4.1" style:family="table-row">
      <style:table-row-properties fo:keep-together="auto"/>
    </style:style>
    <style:style style:name="Competencia4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4.A2" style:family="table-cell">
      <style:table-cell-properties fo:background-color="transparent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Competencia4.B2" style:family="table-cell">
      <style:table-cell-properties fo:background-color="transparent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4.C2" style:family="table-cell" style:data-style-name="N10000">
      <style:table-cell-properties fo:background-color="transparent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4.D2" style:family="table-cell" style:data-style-name="N10000">
      <style:table-cell-properties fo:background-color="transparent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Competencia4.A3" style:family="table-cell">
      <style:table-cell-properties fo:background-color="#dddddd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Competencia4.B3" style:family="table-cell">
      <style:table-cell-properties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4.C3" style:family="table-cell" style:data-style-name="N10000">
      <style:table-cell-properties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4.D3" style:family="table-cell" style:data-style-name="N10000">
      <style:table-cell-properties fo:background-color="#ddddd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Competencia4.B4" style:family="table-cell">
      <style:table-cell-properties fo:background-color="transparent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4.B5" style:family="table-cell">
      <style:table-cell-properties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4.A6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Competencia4.B6" style:family="table-cell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Competencia4.C6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Competencia4.D6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Competencia5" style:family="table">
      <style:table-properties style:width="17cm" table:align="margins" style:shadow="none" style:may-break-between-rows="false" table:border-model="collapsing"/>
    </style:style>
    <style:style style:name="Competencia5.A" style:family="table-column">
      <style:table-column-properties style:column-width="5.667cm" style:rel-column-width="21845*"/>
    </style:style>
    <style:style style:name="Competencia5.B" style:family="table-column">
      <style:table-column-properties style:column-width="5.667cm" style:rel-column-width="21844*"/>
    </style:style>
    <style:style style:name="Competencia5.1" style:family="table-row">
      <style:table-row-properties fo:keep-together="always"/>
    </style:style>
    <style:style style:name="Competencia5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5.A2" style:family="table-cell">
      <style:table-cell-properties fo:background-color="transparent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Competencia5.B2" style:family="table-cell" style:data-style-name="N10000">
      <style:table-cell-properties fo:background-color="transparent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5.C2" style:family="table-cell" style:data-style-name="N10000">
      <style:table-cell-properties fo:background-color="transparent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Competencia5.A3" style:family="table-cell">
      <style:table-cell-properties fo:background-color="#dddddd" fo:padding="0cm" fo:border-left="0.75pt solid #00599d" fo:border-right="none" fo:border-top="none" fo:border-bottom="0.75pt solid #00599d" style:writing-mode="page">
        <style:background-image/>
      </style:table-cell-properties>
    </style:style>
    <style:style style:name="Competencia5.B3" style:family="table-cell" style:data-style-name="N10000">
      <style:table-cell-properties fo:background-color="#dddddd" fo:padding="0cm" fo:border-left="none" fo:border-right="none" fo:border-top="none" fo:border-bottom="0.75pt solid #00599d" style:writing-mode="page">
        <style:background-image/>
      </style:table-cell-properties>
    </style:style>
    <style:style style:name="Competencia5.C3" style:family="table-cell" style:data-style-name="N10000">
      <style:table-cell-properties fo:background-color="#dddddd" fo:padding="0cm" fo:border-left="none" fo:border-right="0.75pt solid #00599d" fo:border-top="none" fo:border-bottom="0.75pt solid #00599d" style:writing-mode="page">
        <style:background-image/>
      </style:table-cell-properties>
    </style:style>
    <style:style style:name="Competencia5.A6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Competencia5.B6" style:family="table-cell" style:data-style-name="N10000">
      <style:table-cell-properties fo:background-color="#adc5e7" fo:padding="0cm" fo:border-left="none" fo:border-right="none" fo:border-top="0.75pt solid #00599d" fo:border-bottom="0.75pt solid #00599d" style:writing-mode="page">
        <style:background-image/>
      </style:table-cell-properties>
    </style:style>
    <style:style style:name="Competencia5.C6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Heading_20_2">
      <style:text-properties fo:font-variant="normal" fo:text-transform="none" fo:color="#1d2125" loext:opacity="100%" style:font-name="Arial" fo:letter-spacing="normal" fo:language="ca" fo:country="ES" fo:font-style="normal" fo:font-weight="normal"/>
    </style:style>
    <style:style style:name="P2" style:family="paragraph" style:parent-style-name="Standard" style:list-style-name="L1">
      <style:text-properties fo:color="#5983b0" loext:opacity="100%" fo:language="ca" fo:country="ES"/>
    </style:style>
    <style:style style:name="P3" style:family="paragraph" style:parent-style-name="Standard" style:list-style-name="L1">
      <style:text-properties fo:language="ca" fo:country="ES" officeooo:rsid="0016161a" officeooo:paragraph-rsid="002737c9"/>
    </style:style>
    <style:style style:name="P4" style:family="paragraph" style:parent-style-name="Standard" style:list-style-name="L2">
      <style:text-properties fo:language="ca" fo:country="ES"/>
    </style:style>
    <style:style style:name="P5" style:family="paragraph" style:parent-style-name="Standard" style:list-style-name="L1">
      <style:text-properties fo:language="ca" fo:country="ES"/>
    </style:style>
    <style:style style:name="P6" style:family="paragraph" style:parent-style-name="Standard">
      <style:text-properties fo:language="ca" fo:country="ES"/>
    </style:style>
    <style:style style:name="P7" style:family="paragraph" style:parent-style-name="Standard">
      <style:text-properties fo:language="ca" fo:country="ES" officeooo:paragraph-rsid="001a7e09"/>
    </style:style>
    <style:style style:name="P8" style:family="paragraph" style:parent-style-name="Standard" style:list-style-name="L1">
      <style:text-properties fo:language="ca" fo:country="ES" officeooo:rsid="001c4171" officeooo:paragraph-rsid="001c4171"/>
    </style:style>
    <style:style style:name="P9" style:family="paragraph" style:parent-style-name="Standard">
      <style:text-properties fo:language="ca" fo:country="ES" officeooo:rsid="001c4171" officeooo:paragraph-rsid="001c4171"/>
    </style:style>
    <style:style style:name="P10" style:family="paragraph" style:parent-style-name="Standard" style:list-style-name="L1">
      <style:text-properties fo:language="ca" fo:country="ES" style:text-underline-style="none" officeooo:rsid="001f05c7" officeooo:paragraph-rsid="001f05c7"/>
    </style:style>
    <style:style style:name="P11" style:family="paragraph" style:parent-style-name="Standard" style:list-style-name="L1">
      <style:text-properties fo:language="ca" fo:country="ES" officeooo:rsid="001f05c7" officeooo:paragraph-rsid="001f05c7"/>
    </style:style>
    <style:style style:name="P12" style:family="paragraph" style:parent-style-name="Standard" style:list-style-name="L1">
      <style:text-properties fo:language="ca" fo:country="ES" officeooo:rsid="0022a3e8" officeooo:paragraph-rsid="0022a3e8"/>
    </style:style>
    <style:style style:name="P13" style:family="paragraph" style:parent-style-name="Standard" style:list-style-name="L1">
      <style:text-properties fo:language="ca" fo:country="ES" officeooo:rsid="0026233a" officeooo:paragraph-rsid="0026233a"/>
    </style:style>
    <style:style style:name="P14" style:family="paragraph" style:parent-style-name="Standard" style:list-style-name="L1">
      <style:text-properties fo:language="ca" fo:country="ES" officeooo:rsid="002838b4" officeooo:paragraph-rsid="002838b4"/>
    </style:style>
    <style:style style:name="P15" style:family="paragraph" style:parent-style-name="Standard" style:list-style-name="L4">
      <style:text-properties fo:language="ca" fo:country="ES" officeooo:rsid="0029ec2a" officeooo:paragraph-rsid="0029ec2a"/>
    </style:style>
    <style:style style:name="P1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ca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ca" fo:country="ES" fo:font-style="normal" fo:text-shadow="none" style:text-underline-style="none" fo:font-weight="bold" officeooo:rsid="001a7e09" officeooo:paragraph-rsid="001a7e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ca" fo:country="ES" fo:font-style="normal" fo:text-shadow="none" style:text-underline-style="none" fo:font-weight="bold" officeooo:rsid="002b811f" officeooo:paragraph-rsid="002b811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ca" fo:country="ES" fo:font-style="normal" fo:text-shadow="none" style:text-underline-style="none" fo:font-weight="normal" officeooo:rsid="001a7e09" officeooo:paragraph-rsid="001a7e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ca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ca" fo:country="ES" fo:font-style="normal" fo:text-shadow="none" style:text-underline-style="none" fo:font-weight="normal" officeooo:rsid="002a9147" officeooo:paragraph-rsid="002a91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ca" fo:country="ES" fo:font-style="normal" fo:text-shadow="none" style:text-underline-style="none" fo:font-weight="normal" officeooo:rsid="002b811f" officeooo:paragraph-rsid="002b81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ca" fo:country="ES" fo:font-style="normal" fo:text-shadow="none" style:text-underline-style="none" fo:font-weight="bold" officeooo:rsid="001a7e09" officeooo:paragraph-rsid="001a7e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4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ca" fo:country="ES" fo:font-style="normal" fo:text-shadow="none" style:text-underline-style="none" fo:font-weight="bold" officeooo:rsid="0018c192" officeooo:paragraph-rsid="0018c19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5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ca" fo:country="ES" fo:font-style="normal" fo:text-shadow="none" style:text-underline-style="none" fo:font-weight="bold" officeooo:rsid="00185fe0" officeooo:paragraph-rsid="00185fe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6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ca" fo:country="ES" fo:font-style="normal" fo:text-shadow="none" style:text-underline-style="none" fo:font-weight="bold" officeooo:rsid="00185fe0" officeooo:paragraph-rsid="001a7e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7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Liberation Sans" fo:font-size="12pt" fo:language="ca" fo:country="ES" fo:font-style="normal" fo:text-shadow="none" style:text-underline-style="none" fo:font-weight="bold" officeooo:rsid="001a7e09" officeooo:paragraph-rsid="001a7e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68793"/>
    </style:style>
    <style:style style:name="T2" style:family="text">
      <style:text-properties officeooo:rsid="00223f16"/>
    </style:style>
    <style:style style:name="T3" style:family="text">
      <style:text-properties officeooo:rsid="0023429d"/>
    </style:style>
    <style:style style:name="T4" style:family="text">
      <style:text-properties officeooo:rsid="0025ad2f"/>
    </style:style>
    <style:style style:name="T5" style:family="text">
      <style:text-properties officeooo:rsid="0026233a"/>
    </style:style>
    <style:style style:name="T6" style:family="text">
      <style:text-properties officeooo:rsid="00273aa3"/>
    </style:style>
    <style:style style:name="T7" style:family="text"/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bookmark text:name="yui_3_17_2_1_1695661241009_43"/>Pràctica 1.2. La idea de projecte i l'anàlisi de la competència</text:h>
      <text:list xml:id="list739831200" text:style-name="L1">
        <text:list-item>
          <text:p text:style-name="P2">Descriu detalladament la idea del projecte que has triat per desenvolupar. (1 punt)</text:p>
          <text:p text:style-name="P8">Definició: </text:p>
          <text:p text:style-name="P11">El projecte consisteix en una aplicació que unifica diverses eines per <text:span text:style-name="T2">la gestió de </text:span>cursos online i les eines que es poden necessitar per a la seva realització.</text:p>
          <text:p text:style-name="P11"/>
          <text:p text:style-name="P3">L’idea neix degut a la poca comoditat del treball telematic que vam patir els alumnes de tots els nivells degut a la pandemia, volem oferir una eina que sigui comoda, practica <text:span text:style-name="T1">i que estigui centralitzada, a poder ser que no depengui de software propi del sistema operatiu degut a les possibles limitacións fisiques de les maquines dels usuaris</text:span></text:p>
          <text:p text:style-name="P14"/>
          <text:p text:style-name="P14">En definitva es pretend centralitzar tot el que necessiten, des de els seus fitxers (fent difícil deixarse fitxers a casa sense copiarlos a dispositius fisics o descuidant-se aquestos dispositius) oferint total disponibilitat d’aquestos alla on siguis. Oferint totes les eines que puguin necessitar per la realització de les tasques, de manera que no depenguis de software instalat o de les capacitats fisiques del dispositiu.</text:p>
          <text:p text:style-name="P10"/>
          <text:p text:style-name="P8"><text:span text:style-name="T4">Caracteristiques</text:span>:</text:p>
          <text:p text:style-name="P12">Continguts del curs:</text:p>
          <text:list>
            <text:list-header>
              <text:p text:style-name="P12">- Deures</text:p>
              <text:p text:style-name="P12">- Apunts</text:p>
            </text:list-header>
          </text:list>
          <text:p text:style-name="P12">Eines pels estudiants:</text:p>
          <text:list text:continue-numbering="true">
            <text:list-header>
              <text:p text:style-name="P12">- Editors de continguts en linea</text:p>
              <text:p text:style-name="P12">- Enmagatzematge al nuvol</text:p>
              <text:list>
                <text:list-header>
                  <text:p text:style-name="P12">- <text:span text:style-name="T6">Organització del fitxers automatica (per definir)</text:span></text:p>
                </text:list-header>
              </text:list>
              <text:p text:style-name="P12">- Eines de treballs en equip</text:p>
              <text:list text:continue-numbering="true">
                <text:list-header>
                  <text:p text:style-name="P12">- Chats escrits</text:p>
                  <text:p text:style-name="P12">- Chats de veu</text:p>
                  <text:p text:style-name="P12">- Editors de continguts en linea (coperatius)</text:p>
                </text:list-header>
              </text:list>
              <text:p text:style-name="P12">- Organització de les tasques</text:p>
              <text:list text:continue-numbering="true">
                <text:list-header>
                  <text:p text:style-name="P12">- <text:span text:style-name="T6">L’idea es que els alumnes es pugin organitzar les tasques i que l’aplicació proporcioni tot allo que necessiten per aquesta organització i per fer-les sense eines externes.</text:span></text:p>
                  <text:p text:style-name="P12">- <text:span text:style-name="T6">Organització de les sesións de treball</text:span></text:p>
                  <text:list>
                    <text:list-header>
                      <text:p text:style-name="P12">- <text:span text:style-name="T6">Afegint esdeveniments de calendari per a sesisons de treball grupals</text:span></text:p>
                      <text:p text:style-name="P12">- <text:span text:style-name="T6">Us responsable de la tecnologia (periodes de treball i descans alternatius configurables)</text:span></text:p>
                    </text:list-header>
                  </text:list>
                  <text:p text:style-name="P12">- Calendari</text:p>
                  <text:list text:continue-numbering="true">
                    <text:list-header>
                      <text:p text:style-name="P12">- Compativilitat amb altres calendaris (Per definir)</text:p>
                      <text:p text:style-name="P12">- S’actualitzara amb els esdeveniments del curs</text:p>
                    </text:list-header>
                  </text:list>
                  <text:p text:style-name="P12">- Eines de gestio de les tasques (kanban)</text:p>
                </text:list-header>
              </text:list>
              <text:p text:style-name="P12">- <text:span text:style-name="T5">Notificacions</text:span></text:p>
              <text:list text:continue-numbering="true">
                <text:list-header>
                  <text:p text:style-name="P12">- <text:span text:style-name="T5">Mail</text:span></text:p>
                  <text:p text:style-name="P12">- <text:span text:style-name="T5">Notificacions Push</text:span></text:p>
                </text:list-header>
              </text:list>
            </text:list-header>
          </text:list>
          <text:p text:style-name="P13">Eines pels profesors:</text:p>
          <text:list text:continue-numbering="true">
            <text:list-header>
              <text:p text:style-name="P13">- Algunes de les eines seran només visibles per ells o els alumnes tindran acces només a certes dades personals.</text:p>
              <text:p text:style-name="P13">- Passar llista</text:p>
              <text:p text:style-name="P13">- Posibilitat d’afegir altres necesitats per al profesorat (consultant als profesors)</text:p>
            </text:list-header>
          </text:list>
          <text:p text:style-name="P12">Plugins:</text:p>
          <text:list text:continue-numbering="true">
            <text:list-header>
              <text:p text:style-name="P12">- <text:span text:style-name="T3">Es podra afegir eines a partir d’una botiga de plugins</text:span></text:p>
              <text:p text:style-name="P12"><text:soft-page-break/>- <text:span text:style-name="T3">Els plugins s’obtindran des de la nostra pagina comercial</text:span></text:p>
              <text:p text:style-name="P12">- <text:span text:style-name="T3">Terceres persones podran crear els seus plugins i publicarlos a la nostra pagina.</text:span></text:p>
              <text:p text:style-name="P12">- <text:span text:style-name="T3">La gent podra sol·licitar un plugin que no existeixi o proposar millores per a un existent</text:span></text:p>
              <text:list>
                <text:list-header>
                  <text:p text:style-name="P12">- <text:span text:style-name="T3">Aquestes solicituds es porcesaran per nosaltres, si les veiem prou interesant les desenvoluparem</text:span></text:p>
                  <text:p text:style-name="P12">- <text:span text:style-name="T3">Si no les veiem interesants o estem amb altres projectes, les ideas seran publicades a la nostra pagina on tercers podran agafar idees per desnvolupar els plugins</text:span></text:p>
                  <text:list>
                    <text:list-header>
                      <text:p text:style-name="P12">- <text:span text:style-name="T4">Si hi veiem prou talent en un programador i la empresa prospera podria ser una via de captació de talent per a futurs projectes o millorar el nostre producte</text:span></text:p>
                    </text:list-header>
                  </text:list>
                </text:list-header>
              </text:list>
            </text:list-header>
          </text:list>
          <text:p text:style-name="P12"><text:s/></text:p>
          <text:p text:style-name="P8">Ampliaciones:</text:p>
        </text:list-item>
      </text:list>
      <text:p text:style-name="P9"><text:tab/><text:span text:style-name="T5">Notificacións mitjanzant una aplicació movil</text:span></text:p>
      <text:p text:style-name="P9"/>
      <text:list xml:id="list213047805573827" text:continue-numbering="true" text:style-name="L1">
        <text:list-item>
          <text:p text:style-name="P2">Fes una taula comparativa de les empreses que seran competència per al teu projecte. (5 punts)</text:p>
        </text:list-item>
      </text:list>
      <text:list xml:id="list3536546758" text:style-name="L2">
        <text:list-item>
          <text:list>
            <text:list-item>
              <text:p text:style-name="P4">El nombre i el nom de les empreses-competència amb presència a Internet.</text:p>
            </text:list-item>
            <text:list-item>
              <text:p text:style-name="P4">Els serveis que proposen, les estratègies que adopten, la pertinència i l'eficàcia de tot això en conjunt.</text:p>
            </text:list-item>
            <text:list-item>
              <text:p text:style-name="P4">La imatge que mostren (per exemple, en els fòrums).</text:p>
            </text:list-item>
            <text:list-item>
              <text:p text:style-name="P4">Els preus del seus productes</text:p>
            </text:list-item>
            <text:list-item>
              <text:p text:style-name="P4">El públic objectiu</text:p>
            </text:list-item>
            <text:list-item>
              <text:p text:style-name="P4">Les principals funcionalitats, les seves fortaleses, les seves debilitats, el nombre de pàgines segures, el medi d'autenticació.</text:p>
            </text:list-item>
            <text:list-item>
              <text:p text:style-name="P4">Les actualitzacions del seu contingut, així com la freqüència de publicació.</text:p>
            </text:list-item>
            <text:list-item>
              <text:p text:style-name="P4">La qualitat de les seves referències web (presència, posicionament, paraules clau).</text:p>
            </text:list-item>
            <text:list-item>
              <text:p text:style-name="P4">Els banners publicitaris, així com els llocs web on els presenten.</text:p>
            </text:list-item>
            <text:list-item>
              <text:p text:style-name="P4">La seva comunicació fora de línia (fullets, targetes de visita, falques radiofòniques, anuncis a la televisió, etc.).</text:p>
            </text:list-item>
            <text:list-item>
              <text:p text:style-name="P4">El seu posicionament en les xarxes socials.</text:p>
            </text:list-item>
            <text:list-item>
              <text:p text:style-name="P4">Tecnologia utilitzada</text:p>
            </text:list-item>
            <text:list-item>
              <text:p text:style-name="P4">Usabilitat</text:p>
            </text:list-item>
            <text:list-item>
              <text:p text:style-name="P4">Accessibilitat</text:p>
            </text:list-item>
            <text:list-item>
              <text:p text:style-name="P4">Altres</text:p>
            </text:list-item>
          </text:list>
        </text:list-item>
      </text:list>
      <table:table table:name="Competencia1" table:style-name="Competencia1" table:template-name="Box List Blue">
        <table:table-column table:style-name="Competencia1.A"/>
        <table:table-column table:style-name="Competencia1.B" table:number-columns-repeated="2"/>
        <table:table-column table:style-name="Competencia1.A"/>
        <table:table-row table:style-name="Competencia1.1">
          <table:table-cell table:style-name="Competencia1.A1" office:value-type="string">
            <text:p text:style-name="P23">Nom</text:p>
          </table:table-cell>
          <table:table-cell table:style-name="Competencia1.A1" office:value-type="string">
            <text:p text:style-name="P23">Serveis, estrategia i eficiencia</text:p>
          </table:table-cell>
          <table:table-cell table:style-name="Competencia1.A1" office:value-type="string">
            <text:p text:style-name="P23">Imatge</text:p>
          </table:table-cell>
          <table:table-cell table:style-name="Competencia1.A1" office:value-type="string">
            <text:p text:style-name="P23">Preus</text:p>
          </table:table-cell>
        </table:table-row>
        <table:table-row table:style-name="Competencia1.1">
          <table:table-cell table:style-name="Competencia1.A2" office:value-type="string">
            <text:p text:style-name="P19">Moodle</text:p>
          </table:table-cell>
          <table:table-cell table:style-name="Competencia1.B2" office:value-type="string">
            <text:p text:style-name="P21">Eina eLearning</text:p>
          </table:table-cell>
          <table:table-cell table:style-name="Competencia1.C2">
            <text:p text:style-name="P20"/>
          </table:table-cell>
          <table:table-cell table:style-name="Competencia1.D2" office:value-type="string">
            <text:p text:style-name="P21">Gratuit - ?</text:p>
          </table:table-cell>
        </table:table-row>
        <table:table-row table:style-name="Competencia1.1">
          <table:table-cell table:style-name="Competencia1.A3" office:value-type="string">
            <text:p text:style-name="P19">Trello</text:p>
          </table:table-cell>
          <table:table-cell table:style-name="Competencia1.B3" office:value-type="string">
            <text:p text:style-name="P22">Eina kanban</text:p>
          </table:table-cell>
          <table:table-cell table:style-name="Competencia1.C3">
            <text:p text:style-name="P20"/>
          </table:table-cell>
          <table:table-cell table:style-name="Competencia1.D3" office:value-type="string">
            <text:p text:style-name="P22">Gratuit - ?</text:p>
          </table:table-cell>
        </table:table-row>
        <table:table-row table:style-name="Competencia1.1">
          <table:table-cell table:style-name="Competencia1.A2" office:value-type="string">
            <text:p text:style-name="P19">Discord</text:p>
          </table:table-cell>
          <table:table-cell table:style-name="Competencia1.B4" office:value-type="string">
            <text:p text:style-name="P22">Eina chat</text:p>
          </table:table-cell>
          <table:table-cell table:style-name="Competencia1.C2">
            <text:p text:style-name="P20"/>
          </table:table-cell>
          <table:table-cell table:style-name="Competencia1.D4" office:value-type="string">
            <text:p text:style-name="P22">Gratuit - ?</text:p>
          </table:table-cell>
        </table:table-row>
        <table:table-row table:style-name="Competencia1.1">
          <table:table-cell table:style-name="Competencia1.A3" office:value-type="string">
            <text:p text:style-name="P19">Drive</text:p>
          </table:table-cell>
          <table:table-cell table:style-name="Competencia1.B5" office:value-type="string">
            <text:p text:style-name="P22">Eina cloud</text:p>
          </table:table-cell>
          <table:table-cell table:style-name="Competencia1.C3">
            <text:p text:style-name="P20"/>
          </table:table-cell>
          <table:table-cell table:style-name="Competencia1.D5" office:value-type="string">
            <text:p text:style-name="P22">Gratuit - ?</text:p>
          </table:table-cell>
        </table:table-row>
        <table:table-row>
          <table:table-cell table:style-name="Competencia1.A6" office:value-type="string">
            <text:p text:style-name="P17">Calendar</text:p>
          </table:table-cell>
          <table:table-cell table:style-name="Competencia1.B6" office:value-type="string">
            <text:p text:style-name="P18">Eina calendar</text:p>
          </table:table-cell>
          <table:table-cell table:style-name="Competencia1.C6">
            <text:p text:style-name="P16"/>
          </table:table-cell>
          <table:table-cell table:style-name="Competencia1.D6" office:value-type="string">
            <text:p text:style-name="P18">Gratuit - ?</text:p>
          </table:table-cell>
        </table:table-row>
      </table:table>
      <text:p text:style-name="P6"/>
      <table:table table:name="Competencia2" table:style-name="Competencia2" table:template-name="Box List Blue">
        <table:table-column table:style-name="Competencia2.A"/>
        <table:table-column table:style-name="Competencia2.B" table:number-columns-repeated="2"/>
        <table:table-column table:style-name="Competencia2.A"/>
        <table:table-row table:style-name="Competencia2.1">
          <table:table-cell table:style-name="Competencia2.A1" office:value-type="string">
            <text:p text:style-name="P23">Nom</text:p>
          </table:table-cell>
          <table:table-cell table:style-name="Competencia2.A1" office:value-type="string">
            <text:p text:style-name="P23">Public objectiu</text:p>
          </table:table-cell>
          <table:table-cell table:style-name="Competencia2.A1" office:value-type="string">
            <text:p text:style-name="P25">Funcionalitats, fortaleses, debilitats, nombre de pagines segures, autenticació</text:p>
          </table:table-cell>
          <table:table-cell table:style-name="Competencia2.A1" office:value-type="string">
            <text:p text:style-name="P25">Actualitzacions i frequencia</text:p>
          </table:table-cell>
        </table:table-row>
        <table:table-row table:style-name="Competencia2.1">
          <table:table-cell table:style-name="Competencia2.A2" office:value-type="string">
            <text:p text:style-name="P19">Moodle</text:p>
          </table:table-cell>
          <table:table-cell table:style-name="Competencia2.B2" office:value-type="string">
            <text:p text:style-name="P22">Centres educatius, platamormes educatives en linea</text:p>
          </table:table-cell>
          <table:table-cell table:style-name="Competencia2.C2">
            <text:p text:style-name="P20"/>
          </table:table-cell>
          <table:table-cell table:style-name="Competencia2.D2">
            <text:p text:style-name="P20"/>
          </table:table-cell>
        </table:table-row>
        <table:table-row table:style-name="Competencia2.1">
          <table:table-cell table:style-name="Competencia2.A3" office:value-type="string">
            <text:p text:style-name="P19">Trello</text:p>
          </table:table-cell>
          <table:table-cell table:style-name="Competencia2.B3" office:value-type="string">
            <text:p text:style-name="P22">Usuaris particulars i empreses</text:p>
          </table:table-cell>
          <table:table-cell table:style-name="Competencia2.C3">
            <text:p text:style-name="P20"/>
          </table:table-cell>
          <table:table-cell table:style-name="Competencia2.D3">
            <text:p text:style-name="P20"/>
          </table:table-cell>
        </table:table-row>
        <text:soft-page-break/>
        <table:table-row table:style-name="Competencia2.1">
          <table:table-cell table:style-name="Competencia2.A2" office:value-type="string">
            <text:p text:style-name="P19">Discord</text:p>
          </table:table-cell>
          <table:table-cell table:style-name="Competencia2.B4" office:value-type="string">
            <text:p text:style-name="P22">Videojugadors, amb la pandemia: escoles i empreses</text:p>
          </table:table-cell>
          <table:table-cell table:style-name="Competencia2.C2">
            <text:p text:style-name="P20"/>
          </table:table-cell>
          <table:table-cell table:style-name="Competencia2.D2">
            <text:p text:style-name="P20"/>
          </table:table-cell>
        </table:table-row>
        <table:table-row table:style-name="Competencia2.1">
          <table:table-cell table:style-name="Competencia2.A3" office:value-type="string">
            <text:p text:style-name="P19">Drive</text:p>
          </table:table-cell>
          <table:table-cell table:style-name="Competencia2.B5" office:value-type="string">
            <text:p text:style-name="P22">Usuaris particulars, empreses, centres educatius, etc</text:p>
          </table:table-cell>
          <table:table-cell table:style-name="Competencia2.C3">
            <text:p text:style-name="P20"/>
          </table:table-cell>
          <table:table-cell table:style-name="Competencia2.D3">
            <text:p text:style-name="P20"/>
          </table:table-cell>
        </table:table-row>
        <table:table-row>
          <table:table-cell table:style-name="Competencia2.A6" office:value-type="string">
            <text:p text:style-name="P17">Calendar</text:p>
          </table:table-cell>
          <table:table-cell table:style-name="Competencia2.B6" office:value-type="string">
            <text:p text:style-name="P18">Usuaris particulars, capacitat de crear calendaris conjunts per a empreses o altres</text:p>
          </table:table-cell>
          <table:table-cell table:style-name="Competencia2.C6">
            <text:p text:style-name="P16"/>
          </table:table-cell>
          <table:table-cell table:style-name="Competencia2.D6">
            <text:p text:style-name="P16"/>
          </table:table-cell>
        </table:table-row>
      </table:table>
      <text:p text:style-name="P7"/>
      <table:table table:name="Competencia3" table:style-name="Competencia3" table:template-name="Box List Blue">
        <table:table-column table:style-name="Competencia3.A"/>
        <table:table-column table:style-name="Competencia3.B" table:number-columns-repeated="2"/>
        <table:table-column table:style-name="Competencia3.A"/>
        <table:table-row table:style-name="Competencia3.1">
          <table:table-cell table:style-name="Competencia3.A1" office:value-type="string">
            <text:p text:style-name="P23">Nom</text:p>
          </table:table-cell>
          <table:table-cell table:style-name="Competencia3.A1" office:value-type="string">
            <text:p text:style-name="P26">Presencia, posicionament i paraules clau</text:p>
          </table:table-cell>
          <table:table-cell table:style-name="Competencia3.A1" office:value-type="string">
            <text:p text:style-name="P24">Publicitat</text:p>
          </table:table-cell>
          <table:table-cell table:style-name="Competencia3.A1" office:value-type="string">
            <text:p text:style-name="P24">Publicitat of-line</text:p>
          </table:table-cell>
        </table:table-row>
        <table:table-row table:style-name="Competencia3.1">
          <table:table-cell table:style-name="Competencia3.A2" office:value-type="string">
            <text:p text:style-name="P19">Moodle</text:p>
          </table:table-cell>
          <table:table-cell table:style-name="Competencia3.B2">
            <text:p text:style-name="P20"/>
          </table:table-cell>
          <table:table-cell table:style-name="Competencia3.B2">
            <text:p text:style-name="P20"/>
          </table:table-cell>
          <table:table-cell table:style-name="Competencia3.D2">
            <text:p text:style-name="P20"/>
          </table:table-cell>
        </table:table-row>
        <table:table-row table:style-name="Competencia3.1">
          <table:table-cell table:style-name="Competencia3.A3" office:value-type="string">
            <text:p text:style-name="P19">Trello</text:p>
          </table:table-cell>
          <table:table-cell table:style-name="Competencia3.B3">
            <text:p text:style-name="P20"/>
          </table:table-cell>
          <table:table-cell table:style-name="Competencia3.B3">
            <text:p text:style-name="P20"/>
          </table:table-cell>
          <table:table-cell table:style-name="Competencia3.D3">
            <text:p text:style-name="P20"/>
          </table:table-cell>
        </table:table-row>
        <table:table-row table:style-name="Competencia3.1">
          <table:table-cell table:style-name="Competencia3.A2" office:value-type="string">
            <text:p text:style-name="P19">Discord</text:p>
          </table:table-cell>
          <table:table-cell table:style-name="Competencia3.B2">
            <text:p text:style-name="P20"/>
          </table:table-cell>
          <table:table-cell table:style-name="Competencia3.B2">
            <text:p text:style-name="P20"/>
          </table:table-cell>
          <table:table-cell table:style-name="Competencia3.D2">
            <text:p text:style-name="P20"/>
          </table:table-cell>
        </table:table-row>
        <table:table-row table:style-name="Competencia3.1">
          <table:table-cell table:style-name="Competencia3.A3" office:value-type="string">
            <text:p text:style-name="P19">Drive</text:p>
          </table:table-cell>
          <table:table-cell table:style-name="Competencia3.B3">
            <text:p text:style-name="P20"/>
          </table:table-cell>
          <table:table-cell table:style-name="Competencia3.B3">
            <text:p text:style-name="P20"/>
          </table:table-cell>
          <table:table-cell table:style-name="Competencia3.D3">
            <text:p text:style-name="P20"/>
          </table:table-cell>
        </table:table-row>
        <table:table-row>
          <table:table-cell table:style-name="Competencia3.A6" office:value-type="string">
            <text:p text:style-name="P17">Calendar</text:p>
          </table:table-cell>
          <table:table-cell table:style-name="Competencia3.B6">
            <text:p text:style-name="P16"/>
          </table:table-cell>
          <table:table-cell table:style-name="Competencia3.B6">
            <text:p text:style-name="P16"/>
          </table:table-cell>
          <table:table-cell table:style-name="Competencia3.D6">
            <text:p text:style-name="P16"/>
          </table:table-cell>
        </table:table-row>
      </table:table>
      <text:p text:style-name="P7"/>
      <table:table table:name="Competencia4" table:style-name="Competencia4" table:template-name="Box List Blue">
        <table:table-column table:style-name="Competencia4.A"/>
        <table:table-column table:style-name="Competencia4.B"/>
        <table:table-column table:style-name="Competencia4.A"/>
        <table:table-column table:style-name="Competencia4.B"/>
        <table:table-row table:style-name="Competencia4.1">
          <table:table-cell table:style-name="Competencia4.A1" office:value-type="string">
            <text:p text:style-name="P23">Nom</text:p>
          </table:table-cell>
          <table:table-cell table:style-name="Competencia4.A1" office:value-type="string">
            <text:p text:style-name="P24">Xarxes socials</text:p>
          </table:table-cell>
          <table:table-cell table:style-name="Competencia4.A1" office:value-type="string">
            <text:p text:style-name="P24">Tecnologias</text:p>
          </table:table-cell>
          <table:table-cell table:style-name="Competencia4.A1" office:value-type="string">
            <text:p text:style-name="P24">Usabilitat</text:p>
          </table:table-cell>
        </table:table-row>
        <table:table-row table:style-name="Competencia4.1">
          <table:table-cell table:style-name="Competencia4.A2" office:value-type="string">
            <text:p text:style-name="P19">Moodle</text:p>
          </table:table-cell>
          <table:table-cell table:style-name="Competencia4.B2" office:value-type="string">
            <text:p text:style-name="P22"><text:a xlink:type="simple" xlink:href="https://www.instagram.com/moodlehq/?hl=es" text:style-name="Internet_20_link" text:visited-style-name="Visited_20_Internet_20_Link">Instagram</text:a> – 1885</text:p>
            <text:p text:style-name="P22">Facebook - ?</text:p>
            <text:p text:style-name="P22">Twitter - ?</text:p>
          </table:table-cell>
          <table:table-cell table:style-name="Competencia4.C2">
            <text:p text:style-name="P20"/>
          </table:table-cell>
          <table:table-cell table:style-name="Competencia4.D2">
            <text:p text:style-name="P20"/>
          </table:table-cell>
        </table:table-row>
        <table:table-row table:style-name="Competencia4.1">
          <table:table-cell table:style-name="Competencia4.A3" office:value-type="string">
            <text:p text:style-name="P19">Trello</text:p>
          </table:table-cell>
          <table:table-cell table:style-name="Competencia4.B3" office:value-type="string">
            <text:p text:style-name="P22">Instagram - ?<text:line-break/>Facebook - ?<text:line-break/>Twitter - ?</text:p>
          </table:table-cell>
          <table:table-cell table:style-name="Competencia4.C3">
            <text:p text:style-name="P20"/>
          </table:table-cell>
          <table:table-cell table:style-name="Competencia4.D3">
            <text:p text:style-name="P20"/>
          </table:table-cell>
        </table:table-row>
        <table:table-row table:style-name="Competencia4.1">
          <table:table-cell table:style-name="Competencia4.A2" office:value-type="string">
            <text:p text:style-name="P19">Discord</text:p>
          </table:table-cell>
          <table:table-cell table:style-name="Competencia4.B4" office:value-type="string">
            <text:p text:style-name="P22">Instagram - ?<text:line-break/>Facebook - ?<text:line-break/>Twitter - ?</text:p>
          </table:table-cell>
          <table:table-cell table:style-name="Competencia4.C2">
            <text:p text:style-name="P20"/>
          </table:table-cell>
          <table:table-cell table:style-name="Competencia4.D2">
            <text:p text:style-name="P20"/>
          </table:table-cell>
        </table:table-row>
        <table:table-row table:style-name="Competencia4.1">
          <table:table-cell table:style-name="Competencia4.A3" office:value-type="string">
            <text:p text:style-name="P19">Drive</text:p>
          </table:table-cell>
          <table:table-cell table:style-name="Competencia4.B5" office:value-type="string">
            <text:p text:style-name="P22">Instagram - ?<text:line-break/>Facebook - ?<text:line-break/>Twitter - ?</text:p>
          </table:table-cell>
          <table:table-cell table:style-name="Competencia4.C3">
            <text:p text:style-name="P20"/>
          </table:table-cell>
          <table:table-cell table:style-name="Competencia4.D3">
            <text:p text:style-name="P20"/>
          </table:table-cell>
        </table:table-row>
        <table:table-row>
          <table:table-cell table:style-name="Competencia4.A6" office:value-type="string">
            <text:p text:style-name="P17">Calendar</text:p>
          </table:table-cell>
          <table:table-cell table:style-name="Competencia4.B6" office:value-type="string">
            <text:p text:style-name="P22">Instagram - ?<text:line-break/>Facebook - ?<text:line-break/>Twitter - ?</text:p>
          </table:table-cell>
          <table:table-cell table:style-name="Competencia4.C6">
            <text:p text:style-name="P16"/>
          </table:table-cell>
          <table:table-cell table:style-name="Competencia4.D6">
            <text:p text:style-name="P16"/>
          </table:table-cell>
        </table:table-row>
      </table:table>
      <text:p text:style-name="P7"/>
      <table:table table:name="Competencia5" table:style-name="Competencia5" table:template-name="Box List Blue">
        <table:table-column table:style-name="Competencia5.A"/>
        <table:table-column table:style-name="Competencia5.B"/>
        <table:table-column table:style-name="Competencia5.A"/>
        <table:table-row table:style-name="Competencia5.1">
          <table:table-cell table:style-name="Competencia5.A1" office:value-type="string">
            <text:p text:style-name="P25">Nom</text:p>
          </table:table-cell>
          <table:table-cell table:style-name="Competencia5.A1" office:value-type="string">
            <text:p text:style-name="P24">Accessibilitat</text:p>
          </table:table-cell>
          <table:table-cell table:style-name="Competencia5.A1" office:value-type="string">
            <text:p text:style-name="P27">Altres</text:p>
          </table:table-cell>
        </table:table-row>
        <table:table-row table:style-name="Competencia5.1">
          <table:table-cell table:style-name="Competencia5.A2" office:value-type="string">
            <text:p text:style-name="P19">Moodle</text:p>
          </table:table-cell>
          <table:table-cell table:style-name="Competencia5.B2">
            <text:p text:style-name="P20"/>
          </table:table-cell>
          <table:table-cell table:style-name="Competencia5.C2">
            <text:p text:style-name="P20"/>
          </table:table-cell>
        </table:table-row>
        <table:table-row table:style-name="Competencia5.1">
          <table:table-cell table:style-name="Competencia5.A3" office:value-type="string">
            <text:p text:style-name="P19">Trello</text:p>
          </table:table-cell>
          <table:table-cell table:style-name="Competencia5.B3">
            <text:p text:style-name="P20"/>
          </table:table-cell>
          <table:table-cell table:style-name="Competencia5.C3">
            <text:p text:style-name="P20"/>
          </table:table-cell>
        </table:table-row>
        <table:table-row table:style-name="Competencia5.1">
          <table:table-cell table:style-name="Competencia5.A2" office:value-type="string">
            <text:p text:style-name="P19">Discord</text:p>
          </table:table-cell>
          <table:table-cell table:style-name="Competencia5.B2">
            <text:p text:style-name="P20"/>
          </table:table-cell>
          <table:table-cell table:style-name="Competencia5.C2">
            <text:p text:style-name="P20"/>
          </table:table-cell>
        </table:table-row>
        <table:table-row table:style-name="Competencia5.1">
          <table:table-cell table:style-name="Competencia5.A3" office:value-type="string">
            <text:p text:style-name="P19">Drive</text:p>
          </table:table-cell>
          <table:table-cell table:style-name="Competencia5.B3">
            <text:p text:style-name="P20"/>
          </table:table-cell>
          <table:table-cell table:style-name="Competencia5.C3">
            <text:p text:style-name="P20"/>
          </table:table-cell>
        </table:table-row>
        <table:table-row table:style-name="Competencia5.1">
          <table:table-cell table:style-name="Competencia5.A6" office:value-type="string">
            <text:p text:style-name="P17">Calendar</text:p>
          </table:table-cell>
          <table:table-cell table:style-name="Competencia5.B6">
            <text:p text:style-name="P16"/>
          </table:table-cell>
          <table:table-cell table:style-name="Competencia5.C6">
            <text:p text:style-name="P16"/>
          </table:table-cell>
        </table:table-row>
      </table:table>
      <text:p text:style-name="P7"/>
      <text:list xml:id="list213047046419611" text:continue-list="list213047805573827" text:style-name="L1">
        <text:list-item>
          <text:p text:style-name="P2">Indica quins son els trets diferencials i millores que aportarà el teu projecte respecte de la competència. (2 punts)</text:p>
        </text:list-item>
      </text:list>
      <text:list xml:id="list2871527766" text:style-name="L4">
        <text:list-item>
          <text:list>
            <text:list-item>
              <text:p text:style-name="P15">Centralitat i unificació</text:p>
            </text:list-item>
            <text:list-item>
              <text:p text:style-name="P15">Interficie cómoda</text:p>
            </text:list-item>
            <text:list-item>
              <text:p text:style-name="P15">Curs + planificacio</text:p>
            </text:list-item>
          </text:list>
        </text:list-item>
      </text:list>
      <text:list xml:id="list213047860484389" text:continue-list="list213047046419611" text:style-name="L1">
        <text:list-item>
          <text:p text:style-name="P5">Presentació a la resta de la classe dels punts anteriors. (2 punts)</text:p>
          <text:p text:style-name="P5"><text:soft-page-break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s" number:country="ES">
      <number:number number:min-integer-digits="1"/>
    </number:number-style>
    <number:text-style style:name="N10100" number:language="es" number:country="ES">
      <number:text-content/>
    </number:text-style>
    <style:style style:name="Box_20_List_20_Blue.1" style:display-name="Box List Blue.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 style:data-style-name="N10100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 style:data-style-name="N10000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 style:data-style-name="N10100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 style:data-style-name="N10000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 style:data-style-name="N10000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 style:data-style-name="N10000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 style:data-style-name="N10100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 style:data-style-name="N10000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 style:data-style-name="N10100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 style:data-style-name="N10000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5T19:01:09.715717309</meta:creation-date>
    <dc:date>2023-09-26T21:04:06.408598106</dc:date>
    <meta:editing-duration>PT2H36M59S</meta:editing-duration>
    <meta:editing-cycles>26</meta:editing-cycles>
    <meta:generator>LibreOffice/7.3.7.2$Linux_X86_64 LibreOffice_project/30$Build-2</meta:generator>
    <meta:document-statistic meta:table-count="5" meta:image-count="0" meta:object-count="0" meta:page-count="4" meta:paragraph-count="132" meta:word-count="855" meta:character-count="5213" meta:non-whitespace-character-count="4507"/>
  </office:meta>
</office:document-meta>
</file>